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6F00000103ECBCF14A34D3B8D5.png" manifest:media-type="image/png"/>
  <manifest:file-entry manifest:full-path="Pictures/10000000000008000000046A4D0668BF5D08003D.jpg" manifest:media-type="image/jpeg"/>
  <manifest:file-entry manifest:full-path="Pictures/10000001000001A300000101A4D5B7A10D4BD191.png" manifest:media-type="image/png"/>
  <manifest:file-entry manifest:full-path="Pictures/100000000000033600000324B909EFB7773817CF.jpg" manifest:media-type="image/jpeg"/>
  <manifest:file-entry manifest:full-path="Pictures/100000000000032000000190153FA65F213ADFBC.jpg" manifest:media-type="image/jpeg"/>
  <manifest:file-entry manifest:full-path="Pictures/10000000000004B00000035338C7B3FFD01704EC.jpg" manifest:media-type="image/jpeg"/>
  <manifest:file-entry manifest:full-path="Pictures/100000000000061C0000063E88C2911C70771A82.jpg" manifest:media-type="image/jpeg"/>
  <manifest:file-entry manifest:full-path="Pictures/100000000000021B000001DD97EB3DE13D5F64A9.png" manifest:media-type="image/png"/>
  <manifest:file-entry manifest:full-path="Pictures/10000000000001B50000014B9C70A4D4E2AB931D.png" manifest:media-type="image/png"/>
  <manifest:file-entry manifest:full-path="Pictures/10000000000003DA0000029D20EE0691B706C66E.png" manifest:media-type="image/png"/>
  <manifest:file-entry manifest:full-path="Pictures/100000000000037A0000036E3687A4DA1229094A.png" manifest:media-type="image/png"/>
  <manifest:file-entry manifest:full-path="Pictures/10000000000002400000015C106572CAACFDE222.jpg" manifest:media-type="image/jpeg"/>
  <manifest:file-entry manifest:full-path="Pictures/10000001000002A9000002210C178C9AB3D2718B.png" manifest:media-type="image/png"/>
  <manifest:file-entry manifest:full-path="Pictures/100000000000012F000001C11F745A9D0451714C.jpg" manifest:media-type="image/jpeg"/>
  <manifest:file-entry manifest:full-path="Pictures/10000000000004000000020779CA713CE886B6F8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Cantarell Extra Bold" svg:font-family="'Cantarell Extra Bold'" style:font-pitch="variable"/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Biolinum Keyboard O" svg:font-family="'Linux Biolinum Keyboard O'" style:font-adornments="Regular" style:font-pitch="variable"/>
    <style:font-face style:name="Linux Biolinum Keyboard O1" svg:font-family="'Linux Biolinum Keyboard O'" style:font-adornments="Book" style:font-pitch="variable"/>
    <style:font-face style:name="Lohit Devanagari" svg:font-family="'Lohit Devanagari'" style:font-family-generic="system" style:font-pitch="variable"/>
    <style:font-face style:name="Neuton ExtraBold" svg:font-family="'Neuton ExtraBold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ok" style:font-family-generic="swiss" style:font-pitch="variable"/>
    <style:font-face style:name="Noto Sans2" svg:font-family="'Noto Sans'" style:font-family-generic="swiss" style:font-pitch="variable"/>
    <style:font-face style:name="Quicksand Medium" svg:font-family="'Quicksand Medium'" style:font-pitch="variable"/>
    <style:font-face style:name="TeX Gyre Adventor" svg:font-family="'TeX Gyre Adventor'" style:font-adornments="Bold" style:font-pitch="variable"/>
    <style:font-face style:name="URW Gothic" svg:font-family="'URW Gothic'" style:font-family-generic="swiss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33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4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7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1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5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5.1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82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9cm" fo:min-width="1.59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9cm" fo:min-width="2.7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6.88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7.66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5.13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89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ffff" loext:opacity="100%" style:font-name="Comic Sans MS" fo:font-weight="bold" fo:background-color="#ccbb44" style:font-weight-asian="bold" style:font-weight-complex="bold"/>
    </style:style>
    <style:style style:name="P5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ccbb44" style:font-weight-asian="bold" style:font-weight-complex="bold"/>
    </style:style>
    <style:style style:name="P6" style:family="paragraph">
      <style:text-properties fo:color="#ffffff" loext:opacity="100%" style:font-name="Comic Sans MS" fo:font-weight="bold" fo:background-color="#ee6677" style:font-weight-asian="bold" style:font-weight-complex="bold"/>
    </style:style>
    <style:style style:name="P7" style:family="paragraph">
      <loext:graphic-properties draw:fill="none" draw:fill-color="#ffffff"/>
      <style:text-properties fo:color="#ffffff" loext:opacity="100%" loext:color-lum-mod="100%" loext:color-lum-off="0%" style:font-name="Comic Sans MS" fo:font-size="16pt" fo:font-weight="bold" fo:background-color="#ee6677" style:font-size-asian="16pt" style:font-weight-asian="bold" style:font-size-complex="16pt" style:font-weight-complex="bold"/>
    </style:style>
    <style:style style:name="P8" style:family="paragraph">
      <style:text-properties fo:color="#ffffff" loext:opacity="100%" style:font-name="Comic Sans MS" fo:font-weight="bold" fo:background-color="#66ccee" style:font-weight-asian="bold" style:font-weight-complex="bold"/>
    </style:style>
    <style:style style:name="P9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66ccee" style:font-weight-asian="bold" style:font-weight-complex="bold"/>
    </style:style>
    <style:style style:name="P10" style:family="paragraph">
      <style:text-properties fo:color="#ffffff" loext:opacity="100%" style:font-name="Comic Sans MS" fo:font-weight="bold" fo:background-color="#228833" style:font-weight-asian="bold" style:font-weight-complex="bold"/>
    </style:style>
    <style:style style:name="P11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228833" style:font-weight-asian="bold" style:font-weight-complex="bold"/>
    </style:style>
    <style:style style:name="P12" style:family="paragraph">
      <style:text-properties fo:color="#ffffff" loext:opacity="100%" style:font-name="Comic Sans MS" fo:font-weight="bold" fo:background-color="#4477aa" style:font-weight-asian="bold" style:font-weight-complex="bold"/>
    </style:style>
    <style:style style:name="P13" style:family="paragraph">
      <loext:graphic-properties draw:fill="none" draw:fill-color="#ffffff"/>
      <style:text-properties fo:color="#ffffff" loext:opacity="100%" loext:color-lum-mod="100%" loext:color-lum-off="0%" style:font-name="Comic Sans MS" fo:font-size="16pt" fo:font-weight="bold" fo:background-color="#4477aa" style:font-size-asian="16pt" style:font-weight-asian="bold" style:font-size-complex="16pt" style:font-weight-complex="bold"/>
    </style:style>
    <style:style style:name="P14" style:family="paragraph">
      <style:paragraph-properties fo:text-align="center"/>
      <style:text-properties fo:color="#ffffff" loext:opacity="100%" style:font-name="Comic Sans MS" fo:font-weight="bold" fo:background-color="#4477aa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Comic Sans MS" fo:font-weight="bold" fo:background-color="#4477aa" style:font-weight-asian="bold" style:font-weight-complex="bold"/>
    </style:style>
    <style:style style:name="P16" style:family="paragraph">
      <style:paragraph-properties fo:text-align="center"/>
      <style:text-properties fo:color="#ffffff" loext:opacity="100%" style:font-name="Comic Sans MS" fo:font-weight="bold" fo:background-color="#ee6677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Comic Sans MS" fo:font-weight="bold" fo:background-color="#ee6677" style:font-weight-asian="bold" style:font-weight-complex="bold"/>
    </style:style>
    <style:style style:name="P18" style:family="paragraph">
      <style:text-properties fo:color="#ffffff" loext:opacity="100%" style:font-name="Comic Sans MS" fo:font-style="normal" style:text-underline-style="none" fo:font-weight="bold" fo:background-color="#228833" style:font-style-asian="normal" style:font-weight-asian="bold" style:font-style-complex="normal" style:font-weight-complex="bold"/>
    </style:style>
    <style:style style:name="P19" style:family="paragraph">
      <loext:graphic-properties draw:fill="none" draw:fill-color="#ffffff"/>
      <style:text-properties fo:color="#ffffff" loext:opacity="100%" loext:color-lum-mod="100%" loext:color-lum-off="0%" style:font-name="Comic Sans MS" fo:font-style="normal" style:text-underline-style="none" fo:font-weight="bold" fo:background-color="#228833" style:font-style-asian="normal" style:font-weight-asian="bold" style:font-style-complex="normal" style:font-weight-complex="bold"/>
    </style:style>
    <style:style style:name="P20" style:family="paragraph">
      <style:text-properties fo:color="#ffffff" loext:opacity="100%" style:font-name="Comic Sans MS" fo:font-weight="bold" fo:background-color="#aa3377" style:font-weight-asian="bold" style:font-weight-complex="bold"/>
    </style:style>
    <style:style style:name="P21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aa3377" style:font-weight-asian="bold" style:font-weight-complex="bold"/>
    </style:style>
    <style:style style:name="P22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ee6677" style:font-weight-asian="bold" style:font-weight-complex="bold"/>
    </style:style>
    <style:style style:name="P23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4477aa" style:font-weight-asian="bold" style:font-weight-complex="bold"/>
    </style:style>
    <style:style style:name="T1" style:family="text">
      <style:text-properties fo:color="#ffffff" loext:opacity="100%" style:font-name="Comic Sans MS" fo:font-size="20pt" fo:font-weight="bold" fo:background-color="#ccbb44" style:font-size-asian="20pt" style:font-weight-asian="bold" style:font-size-complex="20pt" style:font-weight-complex="bold"/>
    </style:style>
    <style:style style:name="T2" style:family="text">
      <style:text-properties fo:color="#ffffff" loext:opacity="100%" style:font-name="Comic Sans MS" fo:font-size="16pt" fo:font-weight="bold" fo:background-color="#ee6677" style:font-size-asian="16pt" style:font-weight-asian="bold" style:font-size-complex="16pt" style:font-weight-complex="bold"/>
    </style:style>
    <style:style style:name="T3" style:family="text">
      <style:text-properties fo:color="#ffffff" loext:opacity="100%" style:font-name="Comic Sans MS" fo:font-size="20pt" fo:font-weight="bold" fo:background-color="#66ccee" style:font-size-asian="20pt" style:font-weight-asian="bold" style:font-size-complex="20pt" style:font-weight-complex="bold"/>
    </style:style>
    <style:style style:name="T4" style:family="text">
      <style:text-properties fo:color="#ffffff" loext:opacity="100%" style:font-name="Comic Sans MS" fo:font-size="20pt" fo:font-weight="bold" fo:background-color="#228833" style:font-size-asian="20pt" style:font-weight-asian="bold" style:font-size-complex="20pt" style:font-weight-complex="bold"/>
    </style:style>
    <style:style style:name="T5" style:family="text">
      <style:text-properties fo:color="#ffffff" loext:opacity="100%" style:font-name="Comic Sans MS" fo:font-size="16pt" fo:font-weight="bold" fo:background-color="#4477aa" style:font-size-asian="16pt" style:font-weight-asian="bold" style:font-size-complex="16pt" style:font-weight-complex="bold"/>
    </style:style>
    <style:style style:name="T6" style:family="text">
      <style:text-properties fo:color="#ffffff" loext:opacity="100%" style:font-name="Comic Sans MS" fo:font-size="20pt" fo:font-weight="bold" fo:background-color="#4477aa" style:font-size-asian="20pt" style:font-weight-asian="bold" style:font-size-complex="20pt" style:font-weight-complex="bold"/>
    </style:style>
    <style:style style:name="T7" style:family="text">
      <style:text-properties fo:color="#ffffff" loext:opacity="100%" style:font-name="Comic Sans MS" fo:font-size="20pt" fo:font-weight="bold" fo:background-color="#ee6677" style:font-size-asian="20pt" style:font-weight-asian="bold" style:font-size-complex="20pt" style:font-weight-complex="bold"/>
    </style:style>
    <style:style style:name="T8" style:family="text">
      <style:text-properties fo:color="#ffffff" loext:opacity="100%" style:font-name="Comic Sans MS" fo:font-size="20pt" fo:font-style="normal" style:text-underline-style="none" fo:font-weight="bold" fo:background-color="#228833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ffffff" loext:opacity="100%" style:font-name="Comic Sans MS" fo:font-size="20pt" fo:font-weight="bold" fo:background-color="#aa3377" style:font-size-asian="20pt" style:font-weight-asian="bold" style:font-size-complex="20pt" style:font-weight-complex="bold"/>
    </style:style>
    <style:style style:name="T10" style:family="text">
      <style:text-properties fo:color="#ffffff" loext:opacity="100%" style:font-name="Comic Sans MS" fo:font-size="18pt" fo:font-weight="bold" fo:background-color="#ee6677" style:font-size-asian="18pt" style:font-weight-asian="bold" style:font-size-complex="18pt" style:font-weight-complex="bold"/>
    </style:style>
    <style:style style:name="T11" style:family="text">
      <style:text-properties fo:color="#ffffff" loext:opacity="100%" style:font-name="Comic Sans MS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083cm" svg:height="6.797cm" svg:x="9.309cm" svg:y="0.834cm">
          <draw:image xlink:href="Pictures/10000001000001A300000101A4D5B7A10D4BD1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13.587cm" svg:height="13.29cm" svg:x="15.999cm" svg:y="7.627cm">
          <draw:image xlink:href="Pictures/100000000000033600000324B909EFB7773817CF.jpg" xlink:type="simple" xlink:show="embed" xlink:actuate="onLoad" draw:mime-type="image/jpeg">
            <text:p/>
          </draw:image>
        </draw:frame>
        <draw:frame draw:style-name="gr4" draw:text-style-name="P3" draw:layer="layout" svg:width="15.194cm" svg:height="10.775cm" svg:x="14.448cm" svg:y="0.242cm">
          <draw:image xlink:href="Pictures/10000000000004B00000035338C7B3FFD01704EC.jpg" xlink:type="simple" xlink:show="embed" xlink:actuate="onLoad" draw:mime-type="image/jpeg">
            <text:p/>
          </draw:image>
        </draw:frame>
        <draw:frame draw:style-name="gr3" draw:text-style-name="P3" draw:layer="layout" svg:width="13.249cm" svg:height="13.538cm" svg:x="0.2cm" svg:y="0.1cm">
          <draw:image xlink:href="Pictures/100000000000061C0000063E88C2911C70771A82.jpg" xlink:type="simple" xlink:show="embed" xlink:actuate="onLoad" draw:mime-type="image/jpeg">
            <text:p/>
          </draw:image>
        </draw:frame>
        <draw:g>
          <draw:frame draw:style-name="gr1" draw:text-style-name="P1" draw:layer="layout" svg:width="5.842cm" svg:height="5.17cm" svg:x="0.339cm" svg:y="6.635cm">
            <draw:image xlink:href="Pictures/100000000000021B000001DD97EB3DE13D5F64A9.png" xlink:type="simple" xlink:show="embed" xlink:actuate="onLoad" draw:mime-type="image/png">
              <text:p/>
            </draw:image>
          </draw:frame>
          <draw:frame draw:style-name="gr5" draw:text-style-name="P5" draw:layer="layout" svg:width="6.179cm" svg:height="1.237cm" draw:transform="rotate (-0.217118958948095) translate (0.428cm 6.499cm)">
            <draw:text-box>
              <text:p text:style-name="P4"><text:span text:style-name="T1"><text:s/></text:span><text:span text:style-name="T1">Random Forest </text:span></text:p>
            </draw:text-box>
          </draw:frame>
        </draw:g>
        <draw:g>
          <draw:frame draw:style-name="gr1" draw:text-style-name="P1" draw:layer="layout" svg:width="6.173cm" svg:height="4.676cm" svg:x="1.165cm" svg:y="0.714cm">
            <draw:image xlink:href="Pictures/10000000000001B50000014B9C70A4D4E2AB931D.png" xlink:type="simple" xlink:show="embed" xlink:actuate="onLoad" draw:mime-type="image/png">
              <text:p/>
            </draw:image>
          </draw:frame>
          <draw:frame draw:style-name="gr6" draw:text-style-name="P7" draw:layer="layout" svg:width="5.756cm" svg:height="1.038cm" draw:transform="rotate (0.388335758568738) translate (1.526cm 4.239cm)">
            <draw:text-box>
              <text:p text:style-name="P6"><text:span text:style-name="T2"><text:s/></text:span><text:span text:style-name="T2">Linear Regression </text:span></text:p>
            </draw:text-box>
          </draw:frame>
        </draw:g>
        <draw:frame draw:style-name="gr3" draw:text-style-name="P3" draw:layer="layout" svg:width="15.834cm" svg:height="7.917cm" svg:x="0.167cm" svg:y="12.96cm">
          <draw:image xlink:href="Pictures/100000000000032000000190153FA65F213ADFBC.jpg" xlink:type="simple" xlink:show="embed" xlink:actuate="onLoad" draw:mime-type="image/jpeg">
            <text:p/>
          </draw:image>
        </draw:frame>
        <draw:g>
          <draw:frame draw:style-name="gr1" draw:text-style-name="P1" draw:layer="layout" svg:width="7.955cm" svg:height="7.847cm" svg:x="11.656cm" svg:y="12.56cm">
            <draw:image xlink:href="Pictures/100000000000037A0000036E3687A4DA1229094A.png" xlink:type="simple" xlink:show="embed" xlink:actuate="onLoad" draw:mime-type="image/png">
              <text:p/>
            </draw:image>
          </draw:frame>
          <draw:frame draw:style-name="gr7" draw:text-style-name="P5" draw:layer="layout" svg:width="4.922cm" svg:height="1.237cm" draw:transform="rotate (0.410501440069066) translate (10.833cm 16.514cm)">
            <draw:text-box>
              <text:p text:style-name="P4"><text:span text:style-name="T1"><text:s/></text:span><text:span text:style-name="T1">Overfitting </text:span></text:p>
            </draw:text-box>
          </draw:frame>
          <draw:frame draw:style-name="gr8" draw:text-style-name="P9" draw:layer="layout" svg:width="5.32cm" svg:height="1.237cm" draw:transform="rotate (-0.282743338823082) translate (15.004cm 16.304cm)">
            <draw:text-box>
              <text:p text:style-name="P8"><text:span text:style-name="T3"><text:s/></text:span><text:span text:style-name="T3">Underfitting </text:span></text:p>
            </draw:text-box>
          </draw:frame>
        </draw:g>
        <draw:g>
          <draw:frame draw:style-name="gr1" draw:text-style-name="P1" draw:layer="layout" svg:width="8.336cm" svg:height="5.036cm" svg:x="20.506cm" svg:y="0.759cm">
            <draw:image xlink:href="Pictures/10000000000002400000015C106572CAACFDE222.jpg" xlink:type="simple" xlink:show="embed" xlink:actuate="onLoad" draw:mime-type="image/jpeg">
              <text:p/>
            </draw:image>
          </draw:frame>
          <draw:frame draw:style-name="gr9" draw:text-style-name="P11" draw:layer="layout" svg:width="5.972cm" svg:height="1.237cm" draw:transform="rotate (-0.204727121258935) translate (22.266cm 2.372cm)">
            <draw:text-box>
              <text:p text:style-name="P10"><text:span text:style-name="T4"><text:s/></text:span><text:span text:style-name="T4">Deep Network </text:span></text:p>
            </draw:text-box>
          </draw:frame>
        </draw:g>
        <draw:g>
          <draw:frame draw:style-name="gr1" draw:text-style-name="P1" draw:layer="layout" svg:width="5.408cm" svg:height="4.328cm" svg:x="0.934cm" svg:y="14.871cm">
            <draw:image xlink:href="Pictures/10000001000002A9000002210C178C9AB3D2718B.png" xlink:type="simple" xlink:show="embed" xlink:actuate="onLoad" draw:mime-type="image/png">
              <text:p/>
            </draw:image>
          </draw:frame>
          <draw:frame draw:style-name="gr10" draw:text-style-name="P13" draw:layer="layout" svg:width="7.606cm" svg:height="1.038cm" draw:transform="rotate (-0.588874089622888) translate (0.816cm 14.907cm)">
            <draw:text-box>
              <text:p text:style-name="P12"><text:span text:style-name="T5"><text:s/></text:span><text:span text:style-name="T5">Support Vector Machine </text:span></text:p>
            </draw:text-box>
          </draw:frame>
        </draw:g>
        <draw:g>
          <draw:frame draw:style-name="gr1" draw:text-style-name="P1" draw:layer="layout" svg:width="9.511cm" svg:height="4.82cm" svg:x="18.213cm" svg:y="6.284cm">
            <draw:image xlink:href="Pictures/10000000000004000000020779CA713CE886B6F8.jpg" xlink:type="simple" xlink:show="embed" xlink:actuate="onLoad" draw:mime-type="image/jpeg">
              <text:p/>
            </draw:image>
          </draw:frame>
          <draw:frame draw:style-name="gr11" draw:text-style-name="P15" draw:layer="layout" svg:width="3.847cm" svg:height="2.223cm" draw:transform="rotate (0.322536845768552) translate (18.22cm 8.187cm)">
            <draw:text-box>
              <text:p text:style-name="P14"><text:span text:style-name="T6"><text:s/></text:span><text:span text:style-name="T6">Training </text:span></text:p>
              <text:p text:style-name="P14"><text:span text:style-name="T6"><text:s/></text:span><text:span text:style-name="T6">Dataset </text:span></text:p>
            </draw:text-box>
          </draw:frame>
          <draw:frame draw:style-name="gr12" draw:text-style-name="P17" draw:layer="layout" svg:width="4.46cm" svg:height="2.223cm" draw:transform="rotate (-0.278554548618296) translate (24.707cm 6.844cm)">
            <draw:text-box>
              <text:p text:style-name="P16"><text:span text:style-name="T7"><text:s/></text:span><text:span text:style-name="T7">Validation </text:span></text:p>
              <text:p text:style-name="P16"><text:span text:style-name="T7"><text:s/></text:span><text:span text:style-name="T7">Dataset </text:span></text:p>
            </draw:text-box>
          </draw:frame>
          <draw:frame draw:style-name="gr13" draw:text-style-name="P5" draw:layer="layout" svg:width="5.684cm" svg:height="1.237cm" svg:x="21.007cm" svg:y="10.166cm">
            <draw:text-box>
              <text:p text:style-name="P4"><text:span text:style-name="T1"><text:s/></text:span><text:span text:style-name="T1">Test Dataset </text:span></text:p>
            </draw:text-box>
          </draw:frame>
        </draw:g>
        <draw:g>
          <draw:frame draw:style-name="gr1" draw:text-style-name="P1" draw:layer="layout" svg:width="4.734cm" svg:height="7.015cm" svg:x="8.992cm" svg:y="5.744cm">
            <draw:image xlink:href="Pictures/100000000000012F000001C11F745A9D0451714C.jpg" xlink:type="simple" xlink:show="embed" xlink:actuate="onLoad" draw:mime-type="image/jpeg">
              <text:p/>
            </draw:image>
          </draw:frame>
          <draw:frame draw:style-name="gr14" draw:text-style-name="P19" draw:layer="layout" svg:width="7.906cm" svg:height="1.237cm" draw:transform="rotate (0.129677963423179) translate (7.244cm 7.882cm)">
            <draw:text-box>
              <text:p text:style-name="P18"><text:span text:style-name="T8"><text:s/></text:span><text:span text:style-name="T8">Supervised Learning </text:span></text:p>
            </draw:text-box>
          </draw:frame>
          <draw:frame draw:style-name="gr15" draw:text-style-name="P21" draw:layer="layout" svg:width="8.647cm" svg:height="1.237cm" draw:transform="rotate (0.154287105876299) translate (8.155cm 11.122cm)">
            <draw:text-box>
              <text:p text:style-name="P20"><text:span text:style-name="T9"><text:s/></text:span><text:span text:style-name="T9">Unsupervised Learning </text:span></text:p>
            </draw:text-box>
          </draw:frame>
        </draw:g>
        <draw:g>
          <draw:frame draw:style-name="gr1" draw:text-style-name="P1" draw:layer="layout" svg:width="8.179cm" svg:height="5.55cm" svg:x="21.277cm" svg:y="14.2cm">
            <draw:image xlink:href="Pictures/10000000000003DA0000029D20EE0691B706C66E.png" xlink:type="simple" xlink:show="embed" xlink:actuate="onLoad" draw:mime-type="image/png">
              <text:p/>
            </draw:image>
          </draw:frame>
          <draw:frame draw:style-name="gr16" draw:text-style-name="P22" draw:layer="layout" svg:width="7.851cm" svg:height="1.136cm" draw:transform="rotate (-0.108559479474047) translate (21.425cm 16.23cm)">
            <draw:text-box>
              <text:p text:style-name="P6"><text:span text:style-name="T10"><text:s/></text:span><text:span text:style-name="T10">Large Language Model </text:span></text:p>
            </draw:text-box>
          </draw:frame>
        </draw:g>
        <draw:g>
          <draw:frame draw:style-name="gr1" draw:text-style-name="P1" draw:layer="layout" svg:width="8.694cm" svg:height="4.796cm" svg:x="10.051cm" svg:y="0.537cm">
            <draw:image xlink:href="Pictures/10000000000008000000046A4D0668BF5D08003D.jpg" xlink:type="simple" xlink:show="embed" xlink:actuate="onLoad" draw:mime-type="image/jpeg">
              <text:p/>
            </draw:image>
          </draw:frame>
          <draw:frame draw:style-name="gr17" draw:text-style-name="P23" draw:layer="layout" svg:width="6.725cm" svg:height="1.237cm" draw:transform="rotate (-0.33231068957972) translate (11.239cm 1.683cm)">
            <draw:text-box>
              <text:p text:style-name="P12"><text:span text:style-name="T11"><text:s/></text:span><text:span text:style-name="T11">Cross-Validation 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8" draw:text-style-name="P3" draw:layer="layout" svg:width="8.93cm" svg:height="6.303cm" svg:x="10.894cm" svg:y="0.371cm">
          <draw:image xlink:href="Pictures/100000010000016F00000103ECBCF14A34D3B8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Cantarell Extra Bold" svg:font-family="'Cantarell Extra Bold'" style:font-pitch="variable"/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Biolinum Keyboard O" svg:font-family="'Linux Biolinum Keyboard O'" style:font-adornments="Regular" style:font-pitch="variable"/>
    <style:font-face style:name="Linux Biolinum Keyboard O1" svg:font-family="'Linux Biolinum Keyboard O'" style:font-adornments="Book" style:font-pitch="variable"/>
    <style:font-face style:name="Lohit Devanagari" svg:font-family="'Lohit Devanagari'" style:font-family-generic="system" style:font-pitch="variable"/>
    <style:font-face style:name="Neuton ExtraBold" svg:font-family="'Neuton ExtraBold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ok" style:font-family-generic="swiss" style:font-pitch="variable"/>
    <style:font-face style:name="Noto Sans2" svg:font-family="'Noto Sans'" style:font-family-generic="swiss" style:font-pitch="variable"/>
    <style:font-face style:name="Quicksand Medium" svg:font-family="'Quicksand Medium'" style:font-pitch="variable"/>
    <style:font-face style:name="TeX Gyre Adventor" svg:font-family="'TeX Gyre Adventor'" style:font-adornments="Bold" style:font-pitch="variable"/>
    <style:font-face style:name="URW Gothic" svg:font-family="'URW Gothic'" style:font-family-generic="swiss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20:51:49.768404194</meta:creation-date>
    <dc:title>ADA511 - Intro</dc:title>
    <meta:editing-duration>PT33M9S</meta:editing-duration>
    <meta:editing-cycles>13</meta:editing-cycles>
    <meta:generator>LibreOffice/7.5.5.2$Linux_X86_64 LibreOffice_project/50$Build-2</meta:generator>
    <dc:date>2023-08-12T12:10:18.568252913</dc:date>
    <meta:document-statistic meta:object-count="64"/>
  </office:meta>
</office:document-meta>
</file>